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Nagłówek2" style:master-page-name="MP0" style:family="paragraph">
      <style:paragraph-properties fo:break-before="page" fo:text-align="center"/>
      <style:text-properties fo:font-weight="normal" style:font-weight-asian="normal" fo:color="#1F2328" fo:font-size="22pt" style:font-size-asian="22pt" style:font-size-complex="22pt" fo:language="pl" fo:country="PL"/>
    </style:style>
    <style:style style:name="P2" style:parent-style-name="Textbody" style:family="paragraph">
      <style:paragraph-properties fo:text-align="center"/>
      <style:text-properties fo:color="#1F2328" fo:font-size="16pt" style:font-size-asian="16pt" style:font-size-complex="16pt" fo:language="pl" fo:country="PL"/>
    </style:style>
    <style:style style:name="P3" style:parent-style-name="Textbody" style:family="paragraph">
      <style:paragraph-properties fo:text-align="center"/>
      <style:text-properties fo:color="#1F2328" fo:language="pl" fo:country="PL"/>
    </style:style>
    <style:style style:name="P4" style:parent-style-name="Textbody" style:family="paragraph">
      <style:text-properties fo:color="#1F2328" fo:language="pl" fo:country="PL"/>
    </style:style>
    <style:style style:name="T5" style:parent-style-name="Domyślnaczcionkaakapitu" style:family="text">
      <style:text-properties fo:color="#1F2328" fo:font-size="20pt" style:font-size-asian="20pt" style:font-size-complex="20pt" fo:language="pl" fo:country="PL"/>
    </style:style>
    <style:style style:name="P6" style:parent-style-name="Standard" style:family="paragraph">
      <style:text-properties fo:font-size="14pt" style:font-size-asian="14pt" style:font-size-complex="14pt" fo:language="pl" fo:country="PL"/>
    </style:style>
    <style:style style:name="P7" style:parent-style-name="Standard" style:family="paragraph">
      <style:text-properties fo:font-size="16pt" style:font-size-asian="16pt" style:font-size-complex="16pt" fo:language="pl" fo:country="PL"/>
    </style:style>
    <style:style style:name="P8" style:parent-style-name="Standard" style:family="paragraph">
      <style:text-properties fo:font-size="16pt" style:font-size-asian="16pt" style:font-size-complex="16pt" fo:language="pl" fo:country="PL"/>
    </style:style>
    <style:style style:name="P9" style:parent-style-name="Standard" style:family="paragraph">
      <style:text-properties fo:font-size="20pt" style:font-size-asian="20pt" style:font-size-complex="20pt" fo:language="pl" fo:country="PL"/>
    </style:style>
    <style:style style:name="P10" style:parent-style-name="Standard" style:family="paragraph">
      <style:text-properties fo:font-size="20pt" style:font-size-asian="20pt" style:font-size-complex="20pt" fo:language="pl" fo:country="PL"/>
    </style:style>
    <style:style style:name="T11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12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13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14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15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16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17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18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19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20" style:parent-style-name="Standard" style:family="paragraph">
      <style:text-properties fo:font-size="14pt" style:font-size-asian="14pt" style:font-size-complex="14pt" fo:language="pl" fo:country="PL"/>
    </style:style>
    <style:style style:name="T21" style:parent-style-name="Domyślnaczcionkaakapitu" style:family="text">
      <style:text-properties fo:color="#1F2328" fo:font-size="16pt" style:font-size-asian="16pt" style:font-size-complex="16pt" fo:language="pl" fo:country="PL"/>
    </style:style>
    <style:style style:name="T22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3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24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5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6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7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8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29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30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31" style:parent-style-name="Standard" style:family="paragraph">
      <style:text-properties fo:font-size="20pt" style:font-size-asian="20pt" style:font-size-complex="20pt" fo:language="pl" fo:country="PL"/>
    </style:style>
    <style:style style:name="P32" style:parent-style-name="Standard" style:family="paragraph">
      <style:text-properties fo:font-size="20pt" style:font-size-asian="20pt" style:font-size-complex="20pt" fo:language="pl" fo:country="PL"/>
    </style:style>
    <style:style style:name="P33" style:parent-style-name="Standard" style:family="paragraph">
      <style:text-properties fo:font-size="20pt" style:font-size-asian="20pt" style:font-size-complex="20pt" fo:language="pl" fo:country="PL"/>
    </style:style>
    <style:style style:name="P34" style:parent-style-name="Nagłówek3" style:family="paragraph">
      <style:text-properties fo:font-weight="normal" style:font-weight-asian="normal" fo:color="#1F2328" fo:font-size="20pt" style:font-size-asian="20pt" style:font-size-complex="20pt" fo:language="pl" fo:country="PL"/>
    </style:style>
    <style:style style:name="P35" style:parent-style-name="Nagłówek4" style:family="paragraph">
      <style:paragraph-properties fo:margin-top="0.25in" fo:margin-bottom="0.1666in" fo:line-height="125%"/>
      <style:text-properties fo:font-weight="normal" style:font-weight-asian="normal" fo:color="#1F2328" fo:font-size="14pt" style:font-size-asian="14pt" style:font-size-complex="14pt" fo:language="pl" fo:country="PL"/>
    </style:style>
    <style:style style:name="P36" style:parent-style-name="Textbody" style:family="paragraph">
      <style:paragraph-properties fo:margin-bottom="0in" fo:margin-left="0in">
        <style:tab-stops/>
      </style:paragraph-properties>
    </style:style>
    <style:style style:name="T37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38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39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40" style:parent-style-name="Nagłówek4" style:family="paragraph">
      <style:paragraph-properties fo:margin-top="0.25in" fo:margin-bottom="0.1666in" fo:line-height="125%"/>
      <style:text-properties fo:font-weight="normal" style:font-weight-asian="normal" fo:color="#1F2328" fo:font-size="14pt" style:font-size-asian="14pt" style:font-size-complex="14pt" fo:language="pl" fo:country="PL"/>
    </style:style>
    <style:style style:name="P41" style:parent-style-name="Textbody" style:family="paragraph">
      <style:paragraph-properties fo:margin-bottom="0in" fo:margin-left="0in">
        <style:tab-stops/>
      </style:paragraph-properties>
    </style:style>
    <style:style style:name="T42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43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44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45" style:parent-style-name="Textbody" style:family="paragraph">
      <style:paragraph-properties fo:margin-bottom="0in" fo:margin-left="0in">
        <style:tab-stops/>
      </style:paragraph-properties>
    </style:style>
    <style:style style:name="T46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47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48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49" style:parent-style-name="Textbody" style:family="paragraph">
      <style:paragraph-properties fo:margin-bottom="0in" fo:margin-left="0in">
        <style:tab-stops/>
      </style:paragraph-properties>
    </style:style>
    <style:style style:name="T50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51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52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53" style:parent-style-name="Nagłówek4" style:family="paragraph">
      <style:paragraph-properties fo:margin-top="0.25in" fo:margin-bottom="0.1666in" fo:line-height="125%"/>
      <style:text-properties fo:font-weight="normal" style:font-weight-asian="normal" fo:color="#1F2328" fo:font-size="14pt" style:font-size-asian="14pt" style:font-size-complex="14pt" fo:language="pl" fo:country="PL"/>
    </style:style>
    <style:style style:name="P54" style:parent-style-name="Textbody" style:family="paragraph">
      <style:paragraph-properties fo:margin-bottom="0in" fo:margin-left="0in">
        <style:tab-stops/>
      </style:paragraph-properties>
    </style:style>
    <style:style style:name="T55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56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57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58" style:parent-style-name="Textbody" style:family="paragraph">
      <style:paragraph-properties fo:margin-bottom="0in" fo:margin-left="0in">
        <style:tab-stops/>
      </style:paragraph-properties>
    </style:style>
    <style:style style:name="T59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60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61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62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63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64" style:parent-style-name="Textbody" style:family="paragraph">
      <style:paragraph-properties fo:margin-bottom="0in" fo:margin-left="0in">
        <style:tab-stops/>
      </style:paragraph-properties>
    </style:style>
    <style:style style:name="T65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P66" style:parent-style-name="Nagłówek4" style:family="paragraph">
      <style:paragraph-properties fo:margin-top="0.25in" fo:margin-bottom="0.1666in" fo:line-height="125%"/>
      <style:text-properties fo:font-weight="normal" style:font-weight-asian="normal" fo:color="#1F2328" fo:font-size="14pt" style:font-size-asian="14pt" style:font-size-complex="14pt"/>
    </style:style>
    <style:style style:name="P67" style:parent-style-name="Textbody" style:family="paragraph">
      <style:paragraph-properties fo:margin-bottom="0in" fo:margin-left="0in">
        <style:tab-stops/>
      </style:paragraph-properties>
    </style:style>
    <style:style style:name="T68" style:parent-style-name="Domyślnaczcionkaakapitu" style:family="text">
      <style:text-properties fo:color="#1F2328" fo:font-size="14pt" style:font-size-asian="14pt" style:font-size-complex="14pt" fo:language="pl" fo:country="PL"/>
    </style:style>
    <style:style style:name="T69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P70" style:parent-style-name="Textbody" style:family="paragraph">
      <style:paragraph-properties fo:margin-bottom="0in" fo:margin-left="0in">
        <style:tab-stops/>
      </style:paragraph-properties>
    </style:style>
    <style:style style:name="T71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P72" style:parent-style-name="Textbody" style:family="paragraph">
      <style:paragraph-properties fo:margin-bottom="0in"/>
      <style:text-properties fo:language="pl" fo:country="PL"/>
    </style:style>
    <style:style style:name="P73" style:parent-style-name="Textbody" style:family="paragraph">
      <style:paragraph-properties fo:margin-bottom="0in"/>
    </style:style>
    <style:style style:name="T74" style:parent-style-name="SourceText" style:family="text">
      <style:text-properties style:font-name="Liberation Serif" fo:color="#1F2328" fo:font-size="20pt" style:font-size-asian="20pt" style:font-size-complex="20pt" fo:language="pl" fo:country="PL"/>
    </style:style>
    <style:style style:name="P75" style:parent-style-name="Textbody" style:family="paragraph">
      <style:paragraph-properties fo:margin-bottom="0in"/>
    </style:style>
    <style:style style:name="T76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77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78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79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80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T81" style:parent-style-name="SourceText" style:family="text">
      <style:text-properties style:font-name="Liberation Serif" fo:color="#1F2328" fo:font-size="14pt" style:font-size-asian="14pt" style:font-size-complex="14pt" fo:language="pl" fo:country="PL"/>
    </style:style>
    <style:style style:name="P82" style:parent-style-name="Standard" style:family="paragraph">
      <style:text-properties fo:language="pl" fo:country="PL"/>
    </style:style>
    <style:style style:name="P83" style:parent-style-name="Standard" style:family="paragraph">
      <style:text-properties fo:font-size="20pt" style:font-size-asian="20pt" style:font-size-complex="20pt" fo:language="pl" fo:country="PL"/>
    </style:style>
    <style:style style:name="P84" style:parent-style-name="Standard" style:family="paragraph">
      <style:text-properties fo:font-size="20pt" style:font-size-asian="20pt" style:font-size-complex="20pt" fo:language="pl" fo:country="PL"/>
    </style:style>
  </office:automatic-styles>
  <office:body>
    <office:text text:use-soft-page-breaks="true">
      <text:h text:style-name="P1" text:outline-level="2">Laboratorium 2 – Szeregowanie Procesów</text:h>
      <text:p text:style-name="P2">Koncepcja</text:p>
      <text:p text:style-name="P3">Mateusz Ostaszewski 325 203</text:p>
      <text:p text:style-name="P4"/>
      <text:p text:style-name="Textbody"><text:span text:style-name="T5">1. Treść zadania</text:span></text:p>
      <text:p text:style-name="P6">Zrealizować algorytm szeregowania dzielący procesy użytkownika na trzy grupy: A, B i C. Dodatkowo, proszę opracować funkcję systemową umożliwiającą przenoszenie procesów pomiędzy grupami. Procesy w grupie B otrzymują dwa razy więcej czasu niż procesy z grupy A, procesy w grupie C otrzymują dwa razy więcej czasu niż procesy w grupie B. Zakładamy, że nowy proces domyślnie znajduje się w grupie A oraz że w grupie A znajduje się co najmniej 1 proces. Opracować również łatwą metodę weryfikacji poprawności rozwiązania.</text:p>
      <text:p text:style-name="P7"/>
      <text:p text:style-name="P8"/>
      <text:p text:style-name="P9">2. Planowane Rozwiązanie</text:p>
      <text:p text:style-name="P10"/>
      <text:p text:style-name="Standard"><text:span text:style-name="T11">Każdy proces grupy<text:s/></text:span><text:span text:style-name="T12">USER b</text:span><text:span text:style-name="T13">ędzie miał przypisaną grupę priorytetu<text:s/></text:span><text:span text:style-name="T14">group<text:s/></text:span><text:span text:style-name="T15">określającą czy należy do grupy A, B czy C.<text:s/></text:span><text:span text:style-name="T16">Domyślnie</text:span><text:span text:style-name="T17"><text:s/>podczas tworzenia procesu dostaje on grupę A. Zmiana grupy priorytetu będzie realizowana za pomocą nowego wywołania systemowego<text:s/></text:span><text:span text:style-name="T18">void set_pr_group(void)</text:span><text:span text:style-name="T19">.</text:span></text:p>
      <text:p text:style-name="P20"/>
      <text:p text:style-name="Standard"><text:span text:style-name="T21">2.1 Algorytm szeregowania</text:span></text:p>
      <text:p text:style-name="Standard"><text:span text:style-name="T22">Procesy będą szeregowane w ramach pojedynczej listy a ich długość wykonywania będzie się różniła w zależności od grupy. Czas wykonywania procesu A będzie<text:s/></text:span><text:span text:style-name="T23">stałą w funkcji sched(proc.c) - int pr_time</text:span><text:span text:style-name="T24">.<text:s/></text:span><text:span text:style-name="T25">Czas</text:span><text:span text:style-name="T26"><text:s/>dla B to będzie 2*pr_time, a dla C 4*pr_time.</text:span></text:p>
      <text:p text:style-name="Standard"><text:span text:style-name="T27">W pliku koncepcja sched.py<text:s/></text:span><text:span text:style-name="T28">wstępna</text:span><text:span text:style-name="T29"><text:s/>implementacja algorytmu</text:span><text:span text:style-name="T30"><text:s/>szeregowania grupami</text:span></text:p>
      <text:p text:style-name="P31"/>
      <text:p text:style-name="P32"/>
      <text:p text:style-name="P33"/>
      <text:h text:style-name="P34" text:outline-level="3">3. Pliki do modyfikacji</text:h>
      <text:h text:style-name="P35" text:outline-level="4">Modyfikacje funkcjonalne w plikach źródłowych modułu file system</text:h>
      <text:list text:style-name="LFO1" text:continue-numbering="true">
        <text:list-item>
          <text:p text:style-name="P36"><text:span text:style-name="T37">W pliku table.c dodanie odpowiednich pól no_sys odpowiadające nowym <text:s/></text:span><text:span text:style-name="T38">wywołan</text:span><text:span text:style-name="T39">iom systemowym</text:span></text:p>
        </text:list-item>
      </text:list>
      <text:h text:style-name="P40" text:outline-level="4"><text:bookmark-start text:name="user-content-modyfikacje-funkcjonalne-w-"/><text:bookmark-end text:name="user-content-modyfikacje-funkcjonalne-w-"/><text:soft-page-break/>Modyfikacje funkcjonalne w plikach źródłowych modułu memory manager</text:h>
      <text:list text:style-name="LFO2" text:continue-numbering="true">
        <text:list-item>
          <text:p text:style-name="P41"><text:span text:style-name="T42">Dodanie odpowiednich<text:s/></text:span><text:span text:style-name="T43">pó</text:span><text:span text:style-name="T44">l w table.c(wywolania systemowe)</text:span></text:p>
        </text:list-item>
        <text:list-item>
          <text:p text:style-name="P45"><text:span text:style-name="T46">W pliku proto.h prototypy funkcji do wywo</text:span><text:span text:style-name="T47">ł</text:span><text:span text:style-name="T48">ań systemowych</text:span></text:p>
        </text:list-item>
        <text:list-item>
          <text:p text:style-name="P49"><text:span text:style-name="T50">W pliku misc.c ciała wywo</text:span><text:span text:style-name="T51">ł</text:span><text:span text:style-name="T52">ań</text:span></text:p>
        </text:list-item>
      </text:list>
      <text:h text:style-name="P53" text:outline-level="4">Modyfikacje funkcjonalne w plikach źródłowych modułu kernel</text:h>
      <text:list text:style-name="LFO3" text:continue-numbering="true">
        <text:list-item>
          <text:p text:style-name="P54"><text:span text:style-name="T55">W pliku nagłówkowym<text:s/></text:span><text:span text:style-name="T56">proc.h<text:s/></text:span><text:span text:style-name="T57">dodanie pola informujące o grupie priorytetu pr_group</text:span></text:p>
        </text:list-item>
        <text:list-item>
          <text:p text:style-name="P58"><text:span text:style-name="T59">W pliku proc.c zmiana<text:s/></text:span><text:span text:style-name="T60">ciała</text:span><text:span text:style-name="T61"><text:s/>funkcji sched() aby<text:s/></text:span><text:span text:style-name="T62">realizowała</text:span><text:span text:style-name="T63"><text:s/>algorytm szeregowania</text:span></text:p>
        </text:list-item>
        <text:list-item>
          <text:p text:style-name="P64"><text:span text:style-name="T65">W pliku system.c modyfikacja do_fork() aby nadawała grupę A</text:span></text:p>
        </text:list-item>
      </text:list>
      <text:h text:style-name="P66" text:outline-level="4"><text:bookmark-start text:name="user-content-modyfikacje-dodatkowych-pli"/><text:bookmark-end text:name="user-content-modyfikacje-dodatkowych-pli"/>Modyfikacje dodatkowych plików nagłówkowych</text:h>
      <text:list text:style-name="LFO4" text:continue-numbering="true">
        <text:list-item>
          <text:p text:style-name="P67"><text:span text:style-name="T68">W pliku callnr.h dodanie informacje o nowych wywołaniach systemowych modułu </text:span><text:span text:style-name="T69">MM</text:span></text:p>
        </text:list-item>
        <text:list-item>
          <text:p text:style-name="P70"><text:span text:style-name="T71"><text:s/>W plicu config.h zmiana stalej NR_PROC na 64</text:span></text:p>
        </text:list-item>
      </text:list>
      <text:p text:style-name="P72"/>
      <text:p text:style-name="P73"><text:span text:style-name="T74">4. Testowanie</text:span></text:p>
      <text:p text:style-name="P75"><text:span text:style-name="T76">Stworzenie</text:span><text:span text:style-name="T77"><text:s/>funkcji w folderze test która stworzy kilka procesów bardzo długich. Każdy proces "symuluje" wykonywanie długich obliczeń poprzez dekrementację dużej zmiennej typu unsigned long int. Następnie zostanie sprawdzona tablica deskryptorów w odstępie kilku sekund i zostanie<text:s/></text:span><text:span text:style-name="T78">porównanie</text:span><text:span text:style-name="T79"><text:s/>liczby<text:s/></text:span><text:span text:style-name="T80">kwantów</text:span><text:span text:style-name="T81"><text:s/>dla każdego typy jeśli A:B:C jest zbliżone do 1:2:4 w każdej próbie to znaczy że szeregowanie działa.</text:span></text:p>
      <text:p text:style-name="P82"/>
      <text:p text:style-name="P83"/>
      <text:p text:style-name="P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agłówek4" style:display-name="Nagłówek 4" style:family="paragraph" style:parent-style-name="Heading" style:next-style-name="Textbody" style:default-outline-level="4">
      <style:paragraph-properties fo:margin-top="0.0833in"/>
      <style:text-properties style:font-name="Liberation Serif" style:font-name-asian="Noto Serif CJK SC" fo:font-weight="bold" style:font-weight-asian="bold" style:font-weight-complex="bold" fo:font-size="12pt" style:font-size-asian="12pt" style:font-size-complex="12pt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4923in" text:min-label-width="0in" text:list-level-position-and-space-mode="label-alignment">
          <style:list-level-label-alignment text:label-followed-by="listtab" fo:margin-left="0.4923in" fo:text-indent="0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Mateusz Ostaszewski</dc:creator>
    <meta:creation-date>2023-11-23T12:32:00Z</meta:creation-date>
    <dc:date>2023-11-23T16:45:00Z</dc:date>
    <meta:template xlink:href="Normal.dotm" xlink:type="simple"/>
    <meta:editing-cycles>3</meta:editing-cycles>
    <meta:editing-duration>PT8340S</meta:editing-duration>
    <meta:document-statistic meta:page-count="2" meta:paragraph-count="5" meta:word-count="363" meta:character-count="2542" meta:row-count="18" meta:non-whitespace-character-count="2184"/>
  </office:meta>
</office:document-meta>
</file>